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1.875cm"/>
    </style:style>
    <style:style style:name="co5" style:family="table-column">
      <style:table-column-properties fo:break-before="auto" style:column-width="8.057cm"/>
    </style:style>
    <style:style style:name="co6" style:family="table-column">
      <style:table-column-properties fo:break-before="auto" style:column-width="11.1cm"/>
    </style:style>
    <style:style style:name="co7" style:family="table-column">
      <style:table-column-properties fo:break-before="auto" style:column-width="2.25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072cm" fo:break-before="auto" style:use-optimal-row-height="false"/>
    </style:style>
    <style:style style:name="ro4" style:family="table-row">
      <style:table-row-properties style:row-height="0.734cm" fo:break-before="auto" style:use-optimal-row-height="false"/>
    </style:style>
    <style:style style:name="ro5" style:family="table-row">
      <style:table-row-properties style:row-height="0.76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37"/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26" table:default-cell-style-name="ce7"/>
        <table:table-column table:style-name="co7" table:number-columns-repeated="79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meetings2@grafia.cz</text:p>
          </table:table-cell>
          <table:table-cell table:style-name="ce20" office:value-type="string" calcext:value-type="string">
            <text:p>od</text:p>
          </table:table-cell>
          <table:table-cell table:style-name="ce28" office:value-type="string" calcext:value-type="string">
            <text:p>do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popis</text:p>
          </table:table-cell>
          <table:table-cell table:style-name="ce28" office:value-type="string" calcext:value-type="string">
            <text:p>lin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1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Elizabeth Franková</text:p>
          </table:table-cell>
          <table:table-cell table:style-name="ce31" office:value-type="string" calcext:value-type="string">
            <text:p/>
            <text:p>  <text:a xlink:href="https://zoom.us/j/96068767501?pwd=YktaZ24venRtaThnelNDTHZvUkUzUT09" xlink:type="simple">https://zoom.us/j/96068767501?pwd=YktaZ24venRtaThnelNDTHZvUkUz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2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6H30M00S" calcext:value-type="time">
            <text:p>16:3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Vanda Štěrbová a Kateřina Janků</text:p>
          </table:table-cell>
          <table:table-cell table:style-name="ce31" office:value-type="string" calcext:value-type="string">
            <text:p> </text:p>
            <text:p> <text:a xlink:href="https://zoom.us/j/98801845717?pwd=SDBTSHVUeXBCNStselNWNW9pM3JJUT09" xlink:type="simple">https://zoom.us/j/98801845717?pwd=SDBTSHVUeXBCNStselNWNW9pM3JJ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3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Vanda Štěrbová</text:p>
          </table:table-cell>
          <table:table-cell table:style-name="ce31" office:value-type="string" calcext:value-type="string">
            <text:p> <text:a xlink:href="https://zoom.us/j/99546974113?pwd=M2RZdlpEaWdkTUtLQ1lNdlpqV0puUT09" xlink:type="simple">https://zoom.us/j/99546974113?pwd=M2RZdlpEaWdkTUtLQ1lNdlpqV0pu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4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Individuální kariérové poradenství.</text:p>
            <text:p>Těší se na Vás Vanda Štěrbová</text:p>
          </table:table-cell>
          <table:table-cell table:style-name="ce31" office:value-type="string" calcext:value-type="string">
            <text:p/>
            <text:p> <text:a xlink:href="https://zoom.us/j/99407064825?pwd=WEU4dGZHNUdDSDRtWDlHeEZ0N2NDQT09" xlink:type="simple">https://zoom.us/j/99407064825?pwd=WEU4dGZHNUdDSDRtWDlHeEZ0N2ND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5.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Kateřina Janků</text:p>
          </table:table-cell>
          <table:table-cell table:style-name="ce31" office:value-type="string" calcext:value-type="string">
            <text:p/>
            <text:p> <text:a xlink:href="https://zoom.us/j/92921752521?pwd=UFd5S0VvMW40Vk4rZWt2SzlXbzcvZz09" xlink:type="simple">https://zoom.us/j/92921752521?pwd=UFd5S0VvMW40Vk4rZWt2SzlXbzcv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6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Elizabeth Franková</text:p>
          </table:table-cell>
          <table:table-cell table:style-name="ce29" office:value-type="string" calcext:value-type="string">
            <text:p> <text:a xlink:href="https://zoom.us/j/94000782413?pwd=VEd1MUxWdmcyWHFlWXJoSUhvOTBpZz09" xlink:type="simple">https://zoom.us/j/94000782413?pwd=VEd1MUxWdmcyWHFlWXJoSUhvOTBp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7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Individuální kariérové poradenství.</text:p>
            <text:p>Těší se na Vás Vanda Štěrbová</text:p>
          </table:table-cell>
          <table:table-cell table:style-name="ce29" office:value-type="string" calcext:value-type="string">
            <text:p> <text:a xlink:href="https://zoom.us/j/96009804919?pwd=Tm1jT2I3cm9lMllBMHJUOGUxN0pFdz09" xlink:type="simple">https://zoom.us/j/96009804919?pwd=Tm1jT2I3cm9lMllBMHJUOGUxN0pF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8.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Konzultujte pracovní příležitosti.</text:p>
            <text:p>Těší se na Vás Kateřina Janků</text:p>
          </table:table-cell>
          <table:table-cell table:style-name="ce29" office:value-type="string" calcext:value-type="string">
            <text:p> <text:a xlink:href="https://zoom.us/j/94525283912?pwd=cVFWZzNBOEhRNG1ieUxhb3NNYzRHQT09" xlink:type="simple">https://zoom.us/j/94525283912?pwd=cVFWZzNBOEhRNG1ieUxhb3NNYzRHQT09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iko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1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</text:p>
            <text:p>Daikin Industries Czech Republic</text:p>
          </table:table-cell>
          <table:table-cell table:style-name="ce31" office:value-type="string" calcext:value-type="string">
            <text:p> <text:a xlink:href="https://zoom.us/j/93962619978?pwd=elo5VEEzYit3RWFDWk5SaG5qTWE3QT09" xlink:type="simple">https://zoom.us/j/93962619978?pwd=elo5VEEzYit3RWFDWk5SaG5qTWE3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8" office:value-type="string" calcext:value-type="string" table:number-columns-spanned="1" table:number-rows-spanned="3">
            <text:p>Meeting 2.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table-cell table:style-name="ce32" office:value-type="string" calcext:value-type="string" table:number-columns-spanned="1" table:number-rows-spanned="3">
            <text:p> <text:a xlink:href="https://zoom.us/j/93962619978?pwd=elo5VEEzYit3RWFDWk5SaG5qTWE3QT09" xlink:type="simple">https://zoom.us/j/93962619978?pwd=elo5VEEzYit3RWFDWk5SaG5qTWE3QT09</text:a><text:span text:style-name="T1"> 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kon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6H30M00S" calcext:value-type="time">
            <text:p>16:3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Kariérní příležitost ve vývojovém oddělení</text:p>
          </table:table-cell>
          <table:covered-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6H30M00S" calcext:value-type="time">
            <text:p>16:3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3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</text:p>
            <text:p>Daikin Industries Czech Republic</text:p>
          </table:table-cell>
          <table:table-cell table:style-name="ce31" office:value-type="string" calcext:value-type="string">
            <text:p> <text:a xlink:href="https://zoom.us/j/94558041514?pwd=NXRmVjJ4Qkx4aUhaWmNndkhUYkZhQT09" xlink:type="simple">https://zoom.us/j/94558041514?pwd=NXRmVjJ4Qkx4aUhaWmNndkhUYkZh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8" office:value-type="string" calcext:value-type="string" table:number-columns-spanned="1" table:number-rows-spanned="3">
            <text:p>Meeting 4.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table-cell table:style-name="ce29" office:value-type="string" calcext:value-type="string" table:number-columns-spanned="1" table:number-rows-spanned="3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6H30M00S" calcext:value-type="time">
            <text:p>16:3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Kariérní příležitost ve výrobním inženýringu</text:p>
          </table:table-cell>
          <table:covered-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6H30M00S" calcext:value-type="time">
            <text:p>16:3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8" office:value-type="string" calcext:value-type="string" table:number-columns-spanned="1" table:number-rows-spanned="2">
            <text:p>Meeting 5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Otevřené pracovní pozice s vyšší kvalifikací.</text:p>
          </table:table-cell>
          <table:table-cell table:style-name="ce22" office:value-type="string" calcext:value-type="string" table:number-columns-spanned="1" table:number-rows-spanned="2">
            <text:p/>
            <text:p> <text:a xlink:href="https://zoom.us/j/96702867622?pwd=YTMxeGRlbjhjKzRRV0o5L3pLOXdPdz09" xlink:type="simple">https://zoom.us/j/96702867622?pwd=YTMxeGRlbjhjKzRRV0o5L3pLOX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0H30M00S" calcext:value-type="time">
            <text:p>10:3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6.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</text:p>
            <text:p>Daikin Industries Czech Republic.</text:p>
          </table:table-cell>
          <table:table-cell table:style-name="ce29" office:value-type="string" calcext:value-type="string">
            <text:p/>
            <text:p> <text:a xlink:href="https://zoom.us/j/96190474866?pwd=a09Ya3N6MlhoeHc1T2NjakVhT3FZUT09" xlink:type="simple">https://zoom.us/j/96190474866?pwd=a09Ya3N6MlhoeHc1T2NjakVhT3FZUT09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25" table:number-columns-repeated="3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1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6" office:value-type="string" calcext:value-type="string">
            <text:p> <text:a xlink:href="https://zoom.us/j/94243501239?pwd=ak1SRTdqZDRtczlBTWsyRGtuK0Fjdz09" xlink:type="simple">https://zoom.us/j/94243501239?pwd=ak1SRTdqZDRtczlBTWsyRGtuK0Fjd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2.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9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.</text:p>
          </table:table-cell>
          <table:table-cell table:style-name="ce6" office:value-type="string" calcext:value-type="string">
            <text:p/>
            <text:p> <text:a xlink:href="https://zoom.us/j/99786446722?pwd=YjVEbWdHcytYTFM0Z3JPVU5yNEl1UT09" xlink:type="simple">https://zoom.us/j/99786446722?pwd=YjVEbWdHcytYTFM0Z3JPVU5yNEl1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3.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Elektrokonstrukce a softwarová hi-tech řešení v nápojovém průmyslu</text:p>
          </table:table-cell>
          <table:table-cell table:style-name="ce31" office:value-type="string" calcext:value-type="string">
            <text:p> <text:a xlink:href="https://zoom.us/j/97728686928?pwd=UVFuVWtjZUlNWE1VNEFpNUZTM2lPUT09" xlink:type="simple">https://zoom.us/j/97728686928?pwd=UVFuVWtjZUlNWE1VNEFpNUZTM2lP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8" office:value-type="string" calcext:value-type="string" table:number-columns-spanned="1" table:number-rows-spanned="2">
            <text:p>Meeting 4.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elektro projektování a HR</text:p>
          </table:table-cell>
          <table:table-cell table:style-name="ce33" office:value-type="string" calcext:value-type="string" table:number-columns-spanned="1" table:number-rows-spanned="2">
            <text:p> <text:a xlink:href="https://zoom.us/j/99340363225?pwd=N0FXZVpuUU93Szdod2UxK2lkaHdPdz09" xlink:type="simple">https://zoom.us/j/99340363225?pwd=N0FXZVpuUU93Szdod2UxK2lkaH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26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5.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Strojní konstrukce – tradiční odvětví v digitální době</text:p>
          </table:table-cell>
          <table:table-cell table:style-name="ce6" office:value-type="string" calcext:value-type="string">
            <text:p> <text:a xlink:href="https://zoom.us/j/99630370335?pwd=ZU1ZdzZPR0N5WDN3WXhxS1FYb1k4UT09" xlink:type="simple">https://zoom.us/j/99630370335?pwd=ZU1ZdzZPR0N5WDN3WXhxS1FYb1k4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8" office:value-type="string" calcext:value-type="string" table:number-columns-spanned="1" table:number-rows-spanned="2">
            <text:p>Meeting 6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strojní konstrukce a HR</text:p>
          </table:table-cell>
          <table:table-cell table:style-name="ce33" office:value-type="string" calcext:value-type="string" table:number-columns-spanned="1" table:number-rows-spanned="2">
            <text:p/>
            <text:p> <text:a xlink:href="https://zoom.us/j/91598816005?pwd=QlhId0xoYytyVjVyM1F0VzlwamJLdz09" xlink:type="simple">https://zoom.us/j/91598816005?pwd=QlhId0xoYytyVjVyM1F0VzlwamJL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31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7.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Administrativní engineering v nápojovém průmyslu</text:p>
          </table:table-cell>
          <table:table-cell table:style-name="ce6" office:value-type="string" calcext:value-type="string">
            <text:p/>
            <text:p> <text:a xlink:href="https://zoom.us/j/93701014840?pwd=bDBJbEtLWHRPVDhsZWNiNUJVOS85Zz09" xlink:type="simple">https://zoom.us/j/93701014840?pwd=bDBJbEtLWHRPVDhsZWNiNUJVOS85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8" office:value-type="string" calcext:value-type="string" table:number-columns-spanned="1" table:number-rows-spanned="2">
            <text:p>Meeting 8.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administrativní části a HR</text:p>
          </table:table-cell>
          <table:table-cell table:style-name="ce33" office:value-type="string" calcext:value-type="string" table:number-columns-spanned="1" table:number-rows-spanned="2">
            <text:p/>
            <text:p> <text:a xlink:href="https://zoom.us/j/94861112451?pwd=Q3RmSS94Yk1FM0gwak5ZZDNkV1VMdz09" xlink:type="simple">https://zoom.us/j/94861112451?pwd=Q3RmSS94Yk1FM0gwak5ZZDNkV1VM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7H00M00S" calcext:value-type="time">
            <text:p>17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9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6" office:value-type="string" calcext:value-type="string">
            <text:p> <text:a xlink:href="https://zoom.us/j/98024358835?pwd=M1NJbXdGd0k0bUpHaXVVRll2UksyQT09" xlink:type="simple">https://zoom.us/j/98024358835?pwd=M1NJbXdGd0k0bUpHaXVVRll2Uksy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10.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9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</text:p>
          </table:table-cell>
          <table:table-cell table:style-name="ce6" office:value-type="string" calcext:value-type="string">
            <text:p/>
            <text:p> <text:a xlink:href="https://zoom.us/j/92061356857?pwd=ZjUvVDlNQnMvemZGMi9UU25EUUt0dz09" xlink:type="simple">https://zoom.us/j/92061356857?pwd=ZjUvVDlNQnMvemZGMi9UU25EUUt0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11.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Strojní konstrukce – tradiční odvětví v digitální době</text:p>
          </table:table-cell>
          <table:table-cell table:style-name="ce31" office:value-type="string" calcext:value-type="string">
            <text:p><text:a xlink:href="https://zoom.us/j/98358474632?pwd=NlgwOWJqOTNjbjUybHBJUDloVC9PUT09" xlink:type="simple">https://zoom.us/j/98358474632?pwd=NlgwOWJqOTNjbjUybHBJUDloVC9P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8" office:value-type="string" calcext:value-type="string" table:number-columns-spanned="1" table:number-rows-spanned="2">
            <text:p>Meeting 12.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strojní konstrukce a HR</text:p>
          </table:table-cell>
          <table:table-cell table:style-name="ce33" office:value-type="string" calcext:value-type="string" table:number-columns-spanned="1" table:number-rows-spanned="2">
            <text:p><text:a xlink:href="https://zoom.us/j/96536922209?pwd=OHJzRHlVeHRnUzFOSGFqY2xyWEdpdz09" xlink:type="simple">https://zoom.us/j/96536922209?pwd=OHJzRHlVeHRnUzFOSGFqY2xyWE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13.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9" office:value-type="string" calcext:value-type="string">
            <text:p>Prezentace</text:p>
          </table:table-cell>
          <table:table-cell table:style-name="ce6" office:value-type="string" calcext:value-type="string">
            <text:p>Administrativní engineering v nápojovém průmyslu</text:p>
          </table:table-cell>
          <table:table-cell table:style-name="ce6" office:value-type="string" calcext:value-type="string">
            <text:p/>
            <text:p> <text:a xlink:href="https://zoom.us/j/99469402866?pwd=S3pnNEM4Q0tCMlpldGNQSi9aMkFoUT09" xlink:type="simple">https://zoom.us/j/99469402866?pwd=S3pnNEM4Q0tCMlpldGNQSi9aMkFo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8" office:value-type="string" calcext:value-type="string" table:number-columns-spanned="1" table:number-rows-spanned="2">
            <text:p>Meeting 14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administrativní části a HR</text:p>
          </table:table-cell>
          <table:table-cell table:style-name="ce33" office:value-type="string" calcext:value-type="string" table:number-columns-spanned="1" table:number-rows-spanned="2">
            <text:p> <text:a xlink:href="https://zoom.us/j/96739069034?pwd=SUYxeUhsSCtyRUNlNkVRQnA5SWtrdz09" xlink:type="simple">https://zoom.us/j/96739069034?pwd=SUYxeUhsSCtyRUNlNkVRQnA5SWtr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15.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Elektrokonstrukce a softwarová hi-tech řešení v nápojovém průmyslu</text:p>
          </table:table-cell>
          <table:table-cell table:style-name="ce31" office:value-type="string" calcext:value-type="string">
            <text:p/>
            <text:p> <text:a xlink:href="https://zoom.us/j/93032194928?pwd=VXNOUnhuUVM1bkc2L05oWnduYklHUT09" xlink:type="simple">https://zoom.us/j/93032194928?pwd=VXNOUnhuUVM1bkc2L05oWnduYklH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8" office:value-type="string" calcext:value-type="string" table:number-columns-spanned="1" table:number-rows-spanned="2">
            <text:p>Meeting 16.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elektro projektování a HR</text:p>
          </table:table-cell>
          <table:table-cell table:style-name="ce33" office:value-type="string" calcext:value-type="string" table:number-columns-spanned="1" table:number-rows-spanned="2">
            <text:p> <text:a xlink:href="https://zoom.us/j/91688765654?pwd=Z1YwTzU4Nmk2Ukx5YnJpUnFQNG56QT09" xlink:type="simple">https://zoom.us/j/91688765654?pwd=Z1YwTzU4Nmk2Ukx5YnJpUnFQNG56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7H00M00S" calcext:value-type="time">
            <text:p>17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17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22" office:value-type="string" calcext:value-type="string">
            <text:p> <text:a xlink:href="https://zoom.us/j/99659532600?pwd=d3JiT3lmN09oU3VHRmZUL29OM0hHdz09" xlink:type="simple">https://zoom.us/j/99659532600?pwd=d3JiT3lmN09oU3VHRmZUL29OM0hH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18.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9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.</text:p>
          </table:table-cell>
          <table:table-cell table:style-name="ce29" office:value-type="string" calcext:value-type="string">
            <text:p> <text:a xlink:href="https://zoom.us/j/91432145472?pwd=dGVVOTJlS0ZDNGlxTWZ2V3FOcVBEZz09" xlink:type="simple">https://zoom.us/j/91432145472?pwd=dGVVOTJlS0ZDNGlxTWZ2V3FOcVBE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19.</text:p>
          </table:table-cell>
          <table:table-cell table:style-name="ce22" office:value-type="time" office:time-value="PT11H30M00S" calcext:value-type="time">
            <text:p>11:3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Administrativní engineering v nápojovém průmyslu</text:p>
          </table:table-cell>
          <table:table-cell table:style-name="ce29" office:value-type="string" calcext:value-type="string">
            <text:p/>
            <text:p> <text:a xlink:href="https://zoom.us/j/93892547469?pwd=VFJtRm1UVGt3QW9SMUdMODdTK3l1UT09" xlink:type="simple">https://zoom.us/j/93892547469?pwd=VFJtRm1UVGt3QW9SMUdMODdTK3l1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8" office:value-type="string" calcext:value-type="string" table:number-columns-spanned="1" table:number-rows-spanned="2">
            <text:p>Meeting 20.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administrativní části a HR</text:p>
          </table:table-cell>
          <table:table-cell table:style-name="ce29" office:value-type="string" calcext:value-type="string" table:number-columns-spanned="1" table:number-rows-spanned="2">
            <text:p> <text:a xlink:href="https://zoom.us/j/99301592176?pwd=NWMzYWVTdHUvV2Y0bWR6Q3NqNkcyUT09" xlink:type="simple">https://zoom.us/j/99301592176?pwd=NWMzYWVTdHUvV2Y0bWR6Q3NqNkcy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21.</text:p>
          </table:table-cell>
          <table:table-cell table:style-name="ce22" office:value-type="time" office:time-value="PT13H30M00S" calcext:value-type="time">
            <text:p>13:3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Elektrokonstrukce a softwarová hi-tech řešení v nápojovém průmyslu</text:p>
          </table:table-cell>
          <table:table-cell table:style-name="ce29" office:value-type="string" calcext:value-type="string">
            <text:p> <text:a xlink:href="https://zoom.us/j/96399405297?pwd=N3k5djF4VzRCLzFUV0U3M0R5UzZrUT09" xlink:type="simple">https://zoom.us/j/96399405297?pwd=N3k5djF4VzRCLzFUV0U3M0R5UzZr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8" office:value-type="string" calcext:value-type="string" table:number-columns-spanned="1" table:number-rows-spanned="2">
            <text:p>Meeting 22.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elektro projektování a HR</text:p>
          </table:table-cell>
          <table:table-cell table:style-name="ce29" office:value-type="string" calcext:value-type="string" table:number-columns-spanned="1" table:number-rows-spanned="2">
            <text:p/>
            <text:p> <text:a xlink:href="https://zoom.us/j/92879612649?pwd=WkdMUnZ3YW5hYUZ4UUdFM09QbjJCdz09" xlink:type="simple">https://zoom.us/j/92879612649?pwd=WkdMUnZ3YW5hYUZ4UUdFM09QbjJC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23.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9" office:value-type="string" calcext:value-type="string">
            <text:p>Prezentace</text:p>
          </table:table-cell>
          <table:table-cell table:style-name="ce31" office:value-type="string" calcext:value-type="string">
            <text:p>Strojní konstrukce – tradiční odvětví v digitální době</text:p>
          </table:table-cell>
          <table:table-cell table:style-name="ce29" office:value-type="string" calcext:value-type="string">
            <text:p/>
            <text:p> <text:a xlink:href="https://zoom.us/j/96786347397?pwd=Y011WHdHS2JOTXdWTWhSNC9pdkhRZz09" xlink:type="simple">https://zoom.us/j/96786347397?pwd=Y011WHdHS2JOTXdWTWhSNC9pdkhR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8" office:value-type="string" calcext:value-type="string" table:number-columns-spanned="1" table:number-rows-spanned="2">
            <text:p>Meeting 24.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Pobavte se se zástupci strojní konstrukce a HR</text:p>
          </table:table-cell>
          <table:table-cell table:style-name="ce29" office:value-type="string" calcext:value-type="string" table:number-columns-spanned="1" table:number-rows-spanned="2">
            <text:p/>
            <text:p> <text:a xlink:href="https://zoom.us/j/99430160201?pwd=Q2VkWTRKU2VyU05LSFgyQTBLLy9Ldz09" xlink:type="simple">https://zoom.us/j/99430160201?pwd=Q2VkWTRKU2VyU05LSFgyQTBLLy9L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7H00M00S" calcext:value-type="time">
            <text:p>17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9" office:value-type="string" calcext:value-type="string">
            <text:p>Pohovory</text:p>
          </table:table-cell>
          <table:table-cell table:style-name="ce31" office:value-type="string" calcext:value-type="string">
            <text:p>Zeptejte se na cokoliv našeho HR</text:p>
          </table:table-cell>
          <table:covered-table-cell table:style-name="ce29"/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5" table:number-columns-repeated="3"/>
          <table:table-cell table:style-name="ce10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mde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6" office:value-type="string" calcext:value-type="string">
            <text:p>Meeting 1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31" office:value-type="string" calcext:value-type="string">
            <text:p/>
            <text:p> <text:a xlink:href="https://zoom.us/j/92767182030?pwd=ckJSN0RmMjRkV2phQm5IQWpVR0tnQT09" xlink:type="simple">https://zoom.us/j/92767182030?pwd=ckJSN0RmMjRkV2phQm5IQWpVR0tn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de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6" office:value-type="string" calcext:value-type="string">
            <text:p>Meeting 2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31" office:value-type="string" calcext:value-type="string">
            <text:p/>
            <text:p> <text:a xlink:href="https://zoom.us/j/91481458749?pwd=SHgwVElZeituZlhaSERMWjFVb2dmQT09" xlink:type="simple">https://zoom.us/j/91481458749?pwd=SHgwVElZeituZlhaSERMWjFVb2dm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de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6" office:value-type="string" calcext:value-type="string">
            <text:p>Meeting 3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22" office:value-type="string" calcext:value-type="string">
            <text:p> <text:a xlink:href="https://zoom.us/j/93196667433?pwd=WmJVRTBPNWdhdzIrZmFWTk43Y1l1dz09" xlink:type="simple">https://zoom.us/j/93196667433?pwd=WmJVRTBPNWdhdzIrZmFWTk43Y1l1dz09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27" table:number-columns-repeated="2"/>
          <table:table-cell table:style-name="ce30"/>
          <table:table-cell table:style-name="ce14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table-cell table:style-name="ce8" office:value-type="string" calcext:value-type="string" table:number-columns-spanned="1" table:number-rows-spanned="8">
            <text:p>Meeting 1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1H00M00S" calcext:value-type="time">
            <text:p>11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table-cell table:style-name="ce33" office:value-type="string" calcext:value-type="string" table:number-columns-spanned="1" table:number-rows-spanned="8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1H00M00S" calcext:value-type="time">
            <text:p>11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Rakovník – nábor do výroby – operátor výroby, skladník, údržbář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5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Humpolec – nábor do výroby – operátor výroby, skladník, údržbář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5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– Valeo v ČR</text:p>
          </table:table-cell>
          <table:covered-table-cell table:style-name="ce31"/>
          <table:table-cell table:number-columns-repeated="1016"/>
        </table:table-row>
        <table:table-row table:style-name="ro5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Žebrák – nábor do výroby – operátor výroby, skladník, údržbář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0" calcext:value-type="date">
            <text:p>30.03.2021</text:p>
          </table:table-cell>
          <table:covered-table-cell table:style-name="ce8"/>
          <table:table-cell table:style-name="ce22" office:value-type="time" office:time-value="PT17H00M00S" calcext:value-type="time">
            <text:p>17:00:00</text:p>
          </table:table-cell>
          <table:table-cell table:style-name="ce22" office:value-type="time" office:time-value="PT18H00M00S" calcext:value-type="time">
            <text:p>18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table-cell table:style-name="ce8" office:value-type="string" calcext:value-type="string" table:number-columns-spanned="1" table:number-rows-spanned="7">
            <text:p>Meeting 2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1H00M00S" calcext:value-type="time">
            <text:p>11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table-cell table:style-name="ce33" office:value-type="string" calcext:value-type="string" table:number-columns-spanned="1" table:number-rows-spanned="7">
            <text:p> <text:a xlink:href="https://zoom.us/j/91006896216?pwd=VmNYQW92NHhhb0VWenBaQUFLczFVZz09" xlink:type="simple">https://zoom.us/j/91006896216?pwd=VmNYQW92NHhhb0VWenBaQUFLczFV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1H00M00S" calcext:value-type="time">
            <text:p>11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Žebrák – nábor do výroby – operátor výroby, skladník, údržbář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Rakovník – nábor do výroby – operátor výroby, skladník, údržbář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– Valeo v ČR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3-31" calcext:value-type="date">
            <text:p>31.03.2021</text:p>
          </table:table-cell>
          <table:covered-table-cell table:style-name="ce8"/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table-cell table:style-name="ce8" office:value-type="string" calcext:value-type="string" table:number-columns-spanned="1" table:number-rows-spanned="7">
            <text:p>Meeting 3.</text:p>
          </table:table-cell>
          <table:table-cell table:style-name="ce22" office:value-type="time" office:time-value="PT10H00M00S" calcext:value-type="time">
            <text:p>10:00:00</text:p>
          </table:table-cell>
          <table:table-cell table:style-name="ce22" office:value-type="time" office:time-value="PT11H00M00S" calcext:value-type="time">
            <text:p>11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Prezentace – Valeo v ČR</text:p>
          </table:table-cell>
          <table:table-cell table:style-name="ce22" office:value-type="string" calcext:value-type="string" table:number-columns-spanned="1" table:number-rows-spanned="7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1H00M00S" calcext:value-type="time">
            <text:p>11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Žebrák – nábor do výroby – operátor výroby, skladník, údržbář</text:p>
          </table:table-cell>
          <table:covered-table-cell table:style-name="ce22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2H00M00S" calcext:value-type="time">
            <text:p>12:00:00</text:p>
          </table:table-cell>
          <table:table-cell table:style-name="ce22" office:value-type="time" office:time-value="PT13H00M00S" calcext:value-type="time">
            <text:p>13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22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3H00M00S" calcext:value-type="time">
            <text:p>13:00:00</text:p>
          </table:table-cell>
          <table:table-cell table:style-name="ce22" office:value-type="time" office:time-value="PT14H00M00S" calcext:value-type="time">
            <text:p>14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Žebrák – nábor do výroby – operátor výroby, skladník, údržbář</text:p>
          </table:table-cell>
          <table:covered-table-cell table:style-name="ce22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4H00M00S" calcext:value-type="time">
            <text:p>14:00:00</text:p>
          </table:table-cell>
          <table:table-cell table:style-name="ce22" office:value-type="time" office:time-value="PT15H00M00S" calcext:value-type="time">
            <text:p>15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22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5H00M00S" calcext:value-type="time">
            <text:p>15:00:00</text:p>
          </table:table-cell>
          <table:table-cell table:style-name="ce22" office:value-type="time" office:time-value="PT16H00M00S" calcext:value-type="time">
            <text:p>16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Rakovník – nábor do výroby – operátor výroby, skladník, údržbář</text:p>
          </table:table-cell>
          <table:covered-table-cell table:style-name="ce22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table:style-name="ce2" office:value-type="date" office:date-value="2021-04-01" calcext:value-type="date">
            <text:p>01.04.2021</text:p>
          </table:table-cell>
          <table:covered-table-cell table:style-name="ce8"/>
          <table:table-cell table:style-name="ce22" office:value-type="time" office:time-value="PT16H00M00S" calcext:value-type="time">
            <text:p>16:00:00</text:p>
          </table:table-cell>
          <table:table-cell table:style-name="ce22" office:value-type="time" office:time-value="PT17H00M00S" calcext:value-type="time">
            <text:p>17:00:00</text:p>
          </table:table-cell>
          <table:table-cell table:style-name="ce22" office:value-type="string" calcext:value-type="string">
            <text:p>Prezentace</text:p>
          </table:table-cell>
          <table:table-cell table:style-name="ce31" office:value-type="string" calcext:value-type="string">
            <text:p>Valeo – pracovní příležitosti pro techniky, inženýry a vývojáře</text:p>
          </table:table-cell>
          <table:covered-table-cell table:style-name="ce22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6" table:number-rows-repeated="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499cm" fo:margin-bottom="1.499cm" fo:margin-left="1.499cm" fo:margin-right="1.499cm" style:scale-to="74%" style:writing-mode="lr-tb"/>
      <style:header-style>
        <style:header-footer-properties fo:min-height="0.75cm" fo:margin-left="0.4cm" fo:margin-right="0.4cm" fo:margin-bottom="0.25cm"/>
      </style:header-style>
      <style:footer-style>
        <style:header-footer-properties fo:min-height="0.75cm" fo:margin-left="0.4cm" fo:margin-right="0.4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17:46:45.13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9:24:11.868000000</meta:creation-date>
    <dc:date>2021-03-29T18:26:36.023000000</dc:date>
    <meta:print-date>2021-03-29T12:47:05.633000000</meta:print-date>
    <meta:editing-cycles>23</meta:editing-cycles>
    <meta:editing-duration>PT2H29M52S</meta:editing-duration>
    <meta:generator>LibreOffice/7.0.4.2$Windows_X86_64 LibreOffice_project/dcf040e67528d9187c66b2379df5ea4407429775</meta:generator>
    <dc:creator>P. S.</dc:creator>
    <meta:document-statistic meta:table-count="1" meta:cell-count="556" meta:object-count="0"/>
  </office:meta>
</office:document-meta>
</file>